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notes">
      <style:graphic-properties draw:fill-color="#ffffff" fo:min-height="12.572cm"/>
    </style:style>
    <style:style style:name="P1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#ffffff" style:font-name-asian="Tahoma" style:font-family-asian="Tahoma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30T18:38:09.232040802</meta:creation-date>
    <dc:date>2015-03-30T18:38:16.883240053</dc:date>
    <meta:editing-duration>PT8S</meta:editing-duration>
    <meta:editing-cycles>1</meta:editing-cycles>
    <meta:document-statistic meta:object-count="24"/>
    <meta:generator>LibreOfficeDev/4.5.0.0.alpha0$Linux_X86_64 LibreOffice_project/d4eb9f1c7da45cfd3889815119e098b1ac64c59d</meta:generator>
  </office:meta>
</office:document-meta>
</file>